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3.6cm" style:rel-column-width="52428*"/>
    </style:style>
    <style:style style:name="table2.B" style:family="table-column">
      <style:table-column-properties style:column-width="3.401cm" style:rel-column-width="13107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3.6cm" style:rel-column-width="52428*"/>
    </style:style>
    <style:style style:name="table3.B" style:family="table-column">
      <style:table-column-properties style:column-width="3.401cm" style:rel-column-width="13107*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5.71cm" style:rel-column-width="14562*"/>
    </style:style>
    <style:style style:name="table4.B" style:family="table-column">
      <style:table-column-properties style:column-width="14.277cm" style:rel-column-width="36407*"/>
    </style:style>
    <style:style style:name="table4.C" style:family="table-column">
      <style:table-column-properties style:column-width="2.856cm" style:rel-column-width="7282*"/>
    </style:style>
    <style:style style:name="table4.D" style:family="table-column">
      <style:table-column-properties style:column-width="2.856cm" style:rel-column-width="728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P2" style:family="paragraph" style:parent-style-name="centered">
      <style:text-properties officeooo:paragraph-rsid="0003d942"/>
    </style:style>
    <style:style style:name="P4" style:family="paragraph" style:parent-style-name="centered">
      <style:text-properties officeooo:paragraph-rsid="000afa12"/>
    </style:style>
    <style:style style:name="P5" style:family="paragraph" style:parent-style-name="centered">
      <style:text-properties officeooo:paragraph-rsid="000ce147"/>
    </style:style>
    <style:style style:name="P6" style:family="paragraph" style:parent-style-name="centered">
      <style:text-properties officeooo:paragraph-rsid="0018d206"/>
    </style:style>
    <style:style style:name="P7" style:family="paragraph" style:parent-style-name="centered">
      <style:text-properties officeooo:paragraph-rsid="001a0648"/>
    </style:style>
    <style:style style:name="P8" style:family="paragraph" style:parent-style-name="left">
      <style:text-properties officeooo:paragraph-rsid="00196880"/>
    </style:style>
    <style:style style:name="P9" style:family="paragraph" style:parent-style-name="withBreak">
      <style:text-properties officeooo:paragraph-rsid="0003d942"/>
    </style:style>
    <style:style style:name="P10" style:family="paragraph" style:parent-style-name="jstText" style:list-style-name="L1"/>
    <style:style style:name="P11" style:family="paragraph" style:parent-style-name="jstText" style:list-style-name="L2"/>
    <style:style style:name="P12" style:family="paragraph" style:parent-style-name="jstText" style:list-style-name="L3"/>
    <style:style style:name="P13" style:family="paragraph" style:parent-style-name="jstText" style:list-style-name="L4"/>
    <style:style style:name="P14" style:family="paragraph" style:parent-style-name="jstText" style:list-style-name="L5"/>
    <style:style style:name="P15" style:family="paragraph" style:parent-style-name="jstText" style:list-style-name="L6"/>
    <style:style style:name="P16" style:family="paragraph" style:parent-style-name="jstText">
      <style:text-properties officeooo:paragraph-rsid="0002f22a"/>
    </style:style>
    <style:style style:name="P17" style:family="paragraph" style:parent-style-name="jstText">
      <style:text-properties officeooo:paragraph-rsid="00052e55"/>
    </style:style>
    <style:style style:name="P18" style:family="paragraph" style:parent-style-name="jstText">
      <style:text-properties officeooo:paragraph-rsid="0006a35d"/>
    </style:style>
    <style:style style:name="P19" style:family="paragraph" style:parent-style-name="jstText">
      <style:text-properties officeooo:paragraph-rsid="0008288d"/>
    </style:style>
    <style:style style:name="P20" style:family="paragraph" style:parent-style-name="jstText">
      <style:text-properties officeooo:paragraph-rsid="000a0a02"/>
    </style:style>
    <style:style style:name="P21" style:family="paragraph" style:parent-style-name="jstText">
      <style:text-properties officeooo:paragraph-rsid="000a247a"/>
    </style:style>
    <style:style style:name="P22" style:family="paragraph" style:parent-style-name="jstText">
      <style:text-properties officeooo:paragraph-rsid="000afa12"/>
    </style:style>
    <style:style style:name="P23" style:family="paragraph" style:parent-style-name="jstText">
      <style:text-properties officeooo:paragraph-rsid="000e08ca"/>
    </style:style>
    <style:style style:name="P24" style:family="paragraph" style:parent-style-name="jstText">
      <style:text-properties officeooo:paragraph-rsid="000f87a9"/>
    </style:style>
    <style:style style:name="P25" style:family="paragraph" style:parent-style-name="jstText">
      <style:text-properties officeooo:paragraph-rsid="001028ff"/>
    </style:style>
    <style:style style:name="P26" style:family="paragraph" style:parent-style-name="jstText">
      <style:text-properties officeooo:paragraph-rsid="0011c4d3"/>
    </style:style>
    <style:style style:name="P27" style:family="paragraph" style:parent-style-name="jstText">
      <style:text-properties officeooo:paragraph-rsid="0012369e"/>
    </style:style>
    <style:style style:name="P28" style:family="paragraph" style:parent-style-name="jstText">
      <style:text-properties officeooo:paragraph-rsid="0013d9d5"/>
    </style:style>
    <style:style style:name="P29" style:family="paragraph" style:parent-style-name="jstText">
      <style:text-properties officeooo:paragraph-rsid="0014c9d1"/>
    </style:style>
    <style:style style:name="P30" style:family="paragraph" style:parent-style-name="jstText">
      <style:text-properties officeooo:paragraph-rsid="00162a25"/>
    </style:style>
    <style:style style:name="P31" style:family="paragraph" style:parent-style-name="jstText">
      <style:text-properties officeooo:paragraph-rsid="0018046e"/>
    </style:style>
    <style:style style:name="P32" style:family="paragraph" style:parent-style-name="jstText">
      <style:text-properties fo:background-color="#ffff00"/>
    </style:style>
    <style:style style:name="T1" style:family="text">
      <style:text-properties officeooo:rsid="0002f22a"/>
    </style:style>
    <style:style style:name="T2" style:family="text">
      <style:text-properties officeooo:rsid="000a247a"/>
    </style:style>
    <style:style style:name="T3" style:family="text">
      <style:text-properties officeooo:rsid="000ce147"/>
    </style:style>
    <style:style style:name="T4" style:family="text">
      <style:text-properties fo:font-weight="bold" officeooo:rsid="000e08ca" style:font-weight-asian="bold" style:font-weight-complex="bold"/>
    </style:style>
    <style:style style:name="T5" style:family="text">
      <style:text-properties fo:language="ru" fo:country="RU" fo:font-weight="bold" officeooo:rsid="0014c9d1" style:font-weight-asian="bold" style:font-weight-complex="bold"/>
    </style:style>
    <style:style style:name="T6" style:family="text">
      <style:text-properties fo:language="ru" fo:country="RU" fo:font-weight="bold" officeooo:rsid="00196880" style:font-weight-asian="bold" style:font-weight-complex="bold"/>
    </style:style>
    <style:style style:name="T7" style:family="text">
      <style:text-properties fo:language="en" fo:country="US" fo:font-weight="bold" officeooo:rsid="00196880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bolded"><text:span text:style-name="T1">(title)</text:span></text:span><text:span text:style-name="bolded"><text:span text:style-name="T9">РАБОЧАЯ ПРОГРАММА УЧЕБНОЙ ДИСЦИПЛИНЫ</text:span></text:span><text:span text:style-name="bolded"> </text:span><text:span text:style-name="bolded"><text:span text:style-name="T1">(/title)</text:span></text:span></text:p>
      <text:p text:style-name="centered"><text:span text:style-name="frtText">ЕН.01 Элементы высшей математики</text:span></text:p>
      <text:p text:style-name="P2"><text:span text:style-name="bolded"><text:span text:style-name="T1">(title)</text:span></text:span><text:span text:style-name="bolded"><text:span text:style-name="T9">ПО СПЕЦИАЛЬНОСТИ</text:span></text:span><text:span text:style-name="bolded"> </text:span><text:span text:style-name="bolded"><text:span text:style-name="T1">(/title)</text:span></text:span></text:p>
      <text:p text:style-name="centered"><text:span text:style-name="frtText">09.02.04 Информационные системы (по отраслям)</text:span></text:p>
      <text:p text:style-name="P2"><text:span text:style-name="bolded"><text:span text:style-name="T1">(title)</text:span></text:span><text:span text:style-name="bolded"><text:span text:style-name="T9">(базовой подготовки)</text:span></text:span><text:span text:style-name="bolded"> </text:span><text:span text:style-name="bolded"><text:span text:style-name="T1">(/title)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bolded"><text:span text:style-name="T1">(title)</text:span></text:span><text:span text:style-name="bolded"><text:span text:style-name="T9">Нижний Новгород</text:span></text:span><text:span text:style-name="bolded"> </text:span><text:span text:style-name="bolded"><text:span text:style-name="T1">(/title)</text:span></text:span></text:p>
      <text:p text:style-name="P9"><text:span text:style-name="bolded"><text:span text:style-name="T1">(title) </text:span></text:span><text:span text:style-name="bolded"><text:span text:style-name="T9">2016 г.</text:span></text:span><text:span text:style-name="bolded"> </text:span><text:span text:style-name="bolded"><text:span text:style-name="T1">(/title)</text:span></text:span></text:p>
      <text:p text:style-name="Standard"/>
      <text:p text:style-name="P16"><text:span text:style-name="bolded"><text:span text:style-name="T1">(title)</text:span></text:span><text:span text:style-name="frtText"><text:span text:style-name="T9">Рабочая программа учебной дисциплины разработана на основе Федерального государственного образовательного стандарта (далее – ФГОС) по специальности среднего профессионального образования (далее — СПО)</text:span></text:span><text:span text:style-name="bolded"><text:span text:style-name="T1">(/title)</text:span></text:span><text:span text:style-name="frtText"> «09.02.04 Информационные системы (по отраслям)».</text:span></text:p>
      <text:p text:style-name="Standard"/>
      <text:p text:style-name="Standard"/>
      <text:p text:style-name="Standard"/>
      <text:p text:style-name="Standard"/>
      <text:p text:style-name="P17"><text:span text:style-name="bolded"><text:span text:style-name="T1">(title)</text:span></text:span><text:span text:style-name="frtText"><text:span text:style-name="T9">Организация-разработчик: Государственное бюджетное профессиональное образовательное учреждение «Нижегородский радиотехнический колледж» (ГБПОУ «НРТК»)</text:span></text:span><text:span text:style-name="bolded"><text:span text:style-name="T1">(/title)</text:span></text:span></text:p>
      <text:p text:style-name="Standard"/>
      <text:p text:style-name="Standard"/>
      <text:p text:style-name="Standard"/>
      <text:p text:style-name="Standard"/>
      <text:p text:style-name="P18"><text:span text:style-name="bolded"><text:span text:style-name="T1">(title)</text:span></text:span><text:span text:style-name="frtText"><text:span text:style-name="T9">Рассмотрена на заседании ПЦК специальности</text:span></text:span><text:span text:style-name="bolded"><text:span text:style-name="T1">(/title)</text:span></text:span><text:span text:style-name="frtText"> «09.02.04 Информационные системы (по отраслям)».</text:span></text:p>
      <text:p text:style-name="P19"><text:span text:style-name="bolded"><text:span text:style-name="T1">(title)</text:span></text:span><text:span text:style-name="frtText"><text:span text:style-name="T9">Протокол № __ от ________ г.</text:span></text:span><text:span text:style-name="frtText"> </text:span><text:span text:style-name="bolded"><text:span text:style-name="T1">(/title)</text:span></text:span></text:p>
      <text:p text:style-name="P19"><text:span text:style-name="bolded"><text:span text:style-name="T1">(title)</text:span></text:span><text:span text:style-name="frtText"><text:span text:style-name="T9">Председатель ПЦК ______________________</text:span></text:span><text:span text:style-name="frtText"> </text:span><text:span text:style-name="bolded"><text:span text:style-name="T1">(/title)</text:span></text:span></text:p>
      <text:p text:style-name="Standard"/>
      <text:p text:style-name="Standard"/>
      <text:p text:style-name="P20"><text:span text:style-name="bolded"><text:span text:style-name="T1">(title)</text:span></text:span><text:span text:style-name="frtText"><text:span text:style-name="T9">Рекомендована Экспертным советом Государственного бюджетного профессионального образовательного учреждения «Нижегородский радиотехнический колледж» (ГБПОУ «НРТК») Заключение Экспертного совета № ___ от _____ 201_ года</text:span></text:span><text:span text:style-name="bolded"><text:span text:style-name="T1">(/title)</text:span></text:span></text:p>
      <text:p text:style-name="P20"><text:span text:style-name="bolded"><text:span text:style-name="T1">(title)</text:span></text:span><text:span text:style-name="frtText"><text:span text:style-name="T9">Заключение Экспертного совета № 1 от 01 сентября 2015 года</text:span></text:span><text:span text:style-name="bolded"><text:span text:style-name="T1">(/title)</text:span></text:span></text:p>
      <text:p text:style-name="withBreak"><text:span text:style-name="bolded"/></text:p>
      <text:p text:style-name="Standard"/>
      <text:p text:style-name="Standard"/>
      <text:p text:style-name="centered"><text:span text:style-name="bolded">СОДЕРЖАНИЕ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Standard"/>
          </table:table-cell>
          <table:table-cell office:value-type="string">
            <text:p text:style-name="centered">стр.</text:p>
          </table:table-cell>
        </table:table-row>
        <table:table-row>
          <table:table-cell office:value-type="string">
            <text:p text:style-name="P21"><text:span text:style-name="bolded">1.</text:span><text:span text:style-name="bolded"><text:span text:style-name="T2">(Contents)</text:span></text:span><text:span text:style-name="bolded"> </text:span><text:span text:style-name="bolded"><text:span text:style-name="T9">ПАСПОРТ РАБОЧЕЙ ПРОГРАММЫ УЧЕБНОЙ ДИСЦИПЛИНЫ</text:span></text:span><text:span text:style-name="bolded"><text:span text:style-name="T2">(/Contents)</text:span></text:span></text:p>
          </table:table-cell>
          <table:table-cell office:value-type="string">
            <text:p text:style-name="centered">4</text:p>
          </table:table-cell>
        </table:table-row>
        <table:table-row>
          <table:table-cell office:value-type="string">
            <text:p text:style-name="P21"><text:span text:style-name="bolded">2.</text:span><text:span text:style-name="bolded"><text:span text:style-name="T2">(Contents)</text:span></text:span><text:span text:style-name="bolded"> </text:span><text:span text:style-name="bolded"><text:span text:style-name="T9">СТРУКТУРА И СОДЕРЖАНИЕ УЧЕБНОЙ ДИСЦИПЛИНЫ</text:span></text:span><text:span text:style-name="bolded"><text:span text:style-name="T2">(/Contents)</text:span></text:span></text:p>
          </table:table-cell>
          <table:table-cell office:value-type="string">
            <text:p text:style-name="centered"/>
          </table:table-cell>
        </table:table-row>
        <table:table-row>
          <table:table-cell office:value-type="string">
            <text:p text:style-name="P21"><text:span text:style-name="bolded">3.</text:span><text:span text:style-name="bolded"><text:span text:style-name="T2">(Contents)</text:span></text:span><text:span text:style-name="bolded"> </text:span><text:span text:style-name="bolded"><text:span text:style-name="T9">УСЛОВИЯ РЕАЛИЗАЦИИ РАБОЧЕЙ ПРОГРАММЫ УЧЕБНОЙ ДИСЦИПЛИНЫ</text:span></text:span><text:span text:style-name="bolded"><text:span text:style-name="T2">(/Contents)</text:span></text:span></text:p>
          </table:table-cell>
          <table:table-cell office:value-type="string">
            <text:p text:style-name="centered"/>
          </table:table-cell>
        </table:table-row>
        <table:table-row>
          <table:table-cell office:value-type="string">
            <text:p text:style-name="P22"><text:span text:style-name="bolded">4.</text:span><text:span text:style-name="bolded"><text:span text:style-name="T2">(Contents)</text:span></text:span><text:span text:style-name="bolded"> </text:span><text:span text:style-name="bolded"><text:span text:style-name="T9">КОНТРОЛЬ И ОЦЕНКА РЕЗУЛЬТАТОВ ОСВОЕНИЯ УЧЕБНОЙ ДИСЦИПЛИНЫ</text:span></text:span><text:span text:style-name="bolded"><text:span text:style-name="T2">(/Contents)</text:span></text:span></text:p>
          </table:table-cell>
          <table:table-cell office:value-type="string">
            <text:p text:style-name="centered"/>
          </table:table-cell>
        </table:table-row>
      </table:table>
      <text:p text:style-name="withBreak"><text:span text:style-name="bolded"/></text:p>
      <text:p text:style-name="Standard"/>
      <text:p text:style-name="Standard"/>
      <text:p text:style-name="P4"><text:span text:style-name="bolded"><text:span text:style-name="T2">(Contents)</text:span></text:span><text:span text:style-name="bolded"><text:span text:style-name="T9">1.ПАСПОРТ РАБОЧЕЙ ПРОГРАММЫ УЧЕБНОЙ ДИСЦИПЛИНЫ</text:span></text:span><text:span text:style-name="bolded"><text:span text:style-name="T2">(/Contents)</text:span></text:span></text:p>
      <text:p text:style-name="centered"><text:span text:style-name="frtText">«ЕН.01 Элементы высшей математики»</text:span></text:p>
      <text:p text:style-name="Standard"/>
      <text:p text:style-name="Standard"/>
      <text:p text:style-name="P5"><text:span text:style-name="bolded"><text:span text:style-name="T3">(Subheads)</text:span></text:span><text:span text:style-name="bolded"><text:span text:style-name="T9">1.1. Область применения рабочей программы</text:span></text:span><text:span text:style-name="bolded"><text:span text:style-name="T3">(/Subheads)</text:span></text:span></text:p>
      <text:p text:style-name="Standard"/>
      <text:p text:style-name="Standard"/>
      <text:p text:style-name="P23"><text:span text:style-name="frtText"><text:span text:style-name="T4">(DocContent)</text:span></text:span><text:span text:style-name="frtText"><text:span text:style-name="T9">Программа учебной дисциплины является частью основной профессиональной образовательной программы в соответствии с ФГОС по специальности СПО </text:span></text:span><text:span text:style-name="frtText"><text:span text:style-name="T4">(/DocContent)</text:span></text:span></text:p>
      <text:p text:style-name="jstText"><text:span text:style-name="frtText">Рабочая программа учебной дисциплины может быть использована</text:span></text:p>
      <text:p text:style-name="P5"><text:span text:style-name="bolded"><text:span text:style-name="T3">(Subheads)</text:span></text:span><text:span text:style-name="bolded"><text:span text:style-name="T9">1.2. Место учебной дисциплины в структуре основной профессиональной образовательной программы:</text:span></text:span><text:span text:style-name="bolded"><text:span text:style-name="T3">(/Subheads)</text:span></text:span></text:p>
      <text:p text:style-name="P5"><text:span text:style-name="bolded"><text:span text:style-name="T3">(Subheads)</text:span></text:span><text:span text:style-name="bolded"><text:span text:style-name="T9">1.3. Цели и задачи учебной дисциплины – требования к результатам освоения учебной дисциплины:</text:span></text:span><text:span text:style-name="bolded"><text:span text:style-name="T3">(/Subheads)</text:span></text:span></text:p>
      <text:p text:style-name="P24"><text:span text:style-name="frtText"><text:span text:style-name="T4">(DocContent)</text:span></text:span><text:span text:style-name="frtText"><text:span text:style-name="T9">В результате освоения учебной дисциплины обучающийся должен уметь:</text:span></text:span><text:span text:style-name="frtText"><text:span text:style-name="T4">(/DocContent)</text:span></text:span></text:p>
      <text:p text:style-name="Standard"/>
      <text:p text:style-name="P24"><text:span text:style-name="frtText"><text:span text:style-name="T4">(DocContent)</text:span></text:span><text:span text:style-name="frtText"><text:span text:style-name="T9">В результате освоения учебной дисциплины обучающийся должен знать:</text:span></text:span><text:span text:style-name="frtText"><text:span text:style-name="T4">(/DocContent)</text:span></text:span></text:p>
      <text:p text:style-name="withBreak"/>
      <text:p text:style-name="Standard"/>
      <text:p text:style-name="Standard"/>
      <text:p text:style-name="P25"><text:span text:style-name="frtText"><text:span text:style-name="T4">(DocContent)</text:span></text:span><text:span text:style-name="frtText"><text:span text:style-name="T9">В результате освоения учебной дисциплины обучающийся должен овладеть профессиональными компетенциями, соответствующими основным видам профессиональной деятельности:</text:span></text:span><text:span text:style-name="frtText"><text:span text:style-name="T4">(/DocContent)</text:span></text:span></text:p>
      <text:p text:style-name="Standard"/>
      <text:p text:style-name="P25"><text:span text:style-name="frtText"><text:span text:style-name="T4">(DocContent)</text:span></text:span><text:span text:style-name="frtText"><text:span text:style-name="T9">В результате освоения учебной дисциплины обучающийся должен обладать общими компетенциями, включающими в себя способность:</text:span></text:span><text:span text:style-name="frtText"><text:span text:style-name="T4">(/DocContent)</text:span></text:span></text:p>
      <text:p text:style-name="Standard"/>
      <text:p text:style-name="P5"><text:span text:style-name="bolded"><text:span text:style-name="T3">(Subheads)</text:span></text:span><text:span text:style-name="bolded"><text:span text:style-name="T9">1.5. Количество часов по учебному плану на освоение рабочей программы дисциплины:</text:span></text:span><text:span text:style-name="bolded"><text:span text:style-name="T3">(/Subheads)</text:span></text:span></text:p>
      <text:p text:style-name="P26"><text:span text:style-name="frtText"><text:span text:style-name="T4">(DocContent)</text:span></text:span><text:span text:style-name="frtText"><text:span text:style-name="T9">максимальной учебной нагрузки обучающегося</text:span></text:span><text:span text:style-name="frtText"> </text:span><text:span text:style-name="frtText"><text:span text:style-name="T4">(/DocContent)</text:span></text:span><text:span text:style-name="frtText">12</text:span><text:span text:style-name="frtText"><text:span text:style-name="T4">(DocContent)</text:span></text:span><text:span text:style-name="frtText"><text:span text:style-name="T9">ч., в том числе: </text:span></text:span></text:p>
      <text:p text:style-name="P26"><text:span text:style-name="frtText"><text:span text:style-name="T9">обязательной аудиторной учебной нагрузки обучающегося</text:span></text:span><text:span text:style-name="frtText"> </text:span><text:span text:style-name="frtText"><text:span text:style-name="T4">(/DocContent)</text:span></text:span><text:span text:style-name="frtText">12</text:span><text:span text:style-name="frtText"><text:span text:style-name="T4">(DocContent)</text:span></text:span><text:span text:style-name="frtText"><text:span text:style-name="T9">ч.;</text:span></text:span></text:p>
      <text:p text:style-name="P26"><text:span text:style-name="frtText"><text:span text:style-name="T9">самостоятельной работы обучающегося</text:span></text:span><text:span text:style-name="frtText"><text:span text:style-name="T4">(/DocContent)</text:span></text:span><text:span text:style-name="frtText"> 0</text:span><text:span text:style-name="frtText"><text:span text:style-name="T4">(DocContent)</text:span></text:span><text:span text:style-name="frtText"><text:span text:style-name="T9">ч.</text:span></text:span><text:span text:style-name="frtText">;</text:span><text:span text:style-name="frtText"><text:span text:style-name="T4">(/DocContent)</text:span></text:span></text:p>
      <text:p text:style-name="withBreak"/>
      <text:p text:style-name="Standard"/>
      <text:p text:style-name="Standard"/>
      <text:p text:style-name="P4"><text:span text:style-name="bolded"><text:span text:style-name="T2">(Contents)</text:span></text:span><text:span text:style-name="bolded"><text:span text:style-name="T9">2. СТРУКТУРА И СОДЕРЖАНИЕ УЧЕБНОЙ ДИСЦИПЛИНЫ</text:span></text:span><text:span text:style-name="bolded"><text:span text:style-name="T2">(/Contents)</text:span></text:span></text:p>
      <text:p text:style-name="centered"><text:span text:style-name="frtText">«ЕН.01 Элементы высшей математики»</text:span></text:p>
      <text:p text:style-name="Standard"/>
      <text:p text:style-name="Standard"/>
      <text:p text:style-name="P5"><text:span text:style-name="bolded"><text:span text:style-name="T3">(Subheads)</text:span></text:span><text:span text:style-name="bolded"><text:span text:style-name="T9">2.1 Объем учебной дисциплины и виды учебной работы</text:span></text:span><text:span text:style-name="bolded"><text:span text:style-name="T3">(/Subheads)</text:span></text:span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centered"><text:span text:style-name="bolded">Вид учебной работы</text:span></text:p>
          </table:table-cell>
          <table:table-cell office:value-type="string">
            <text:p text:style-name="centered"><text:span text:style-name="bolded">Объем часов</text:span></text:p>
          </table:table-cell>
        </table:table-row>
        <table:table-row>
          <table:table-cell office:value-type="string">
            <text:p text:style-name="centered"><text:span text:style-name="bolded">Максимальная учебная нагрузка (всего)</text:span></text:p>
          </table:table-cell>
          <table:table-cell office:value-type="string">
            <text:p text:style-name="centered"><text:span text:style-name="bolded">12</text:span></text:p>
          </table:table-cell>
        </table:table-row>
        <table:table-row>
          <table:table-cell office:value-type="string">
            <text:p text:style-name="jstText"><text:span text:style-name="frtText">в том числе:</text:span></text:p>
          </table:table-cell>
          <table:table-cell office:value-type="string">
            <text:p text:style-name="centered"><text:span text:style-name="bolded"/></text:p>
          </table:table-cell>
        </table:table-row>
        <table:table-row>
          <table:table-cell office:value-type="string">
            <text:p text:style-name="jstText"><text:span text:style-name="frtText">лекции</text:span></text:p>
          </table:table-cell>
          <table:table-cell office:value-type="string">
            <text:p text:style-name="centered"><text:span text:style-name="bolded">12</text:span></text:p>
          </table:table-cell>
        </table:table-row>
        <table:table-row>
          <table:table-cell office:value-type="string">
            <text:p text:style-name="jstText"><text:span text:style-name="bolded">Самостоятельная работа обучающегося (всего)</text:span></text:p>
          </table:table-cell>
          <table:table-cell office:value-type="string">
            <text:p text:style-name="centered"><text:span text:style-name="bolded">0</text:span></text:p>
          </table:table-cell>
        </table:table-row>
        <table:table-row>
          <table:table-cell office:value-type="string">
            <text:p text:style-name="jstText"><text:span text:style-name="frtText">в том числе:</text:span></text:p>
          </table:table-cell>
          <table:table-cell office:value-type="string">
            <text:p text:style-name="centered"><text:span text:style-name="bolded"/></text:p>
          </table:table-cell>
        </table:table-row>
        <table:table-row>
          <table:table-cell office:value-type="string">
            <text:p text:style-name="jstText"><text:span text:style-name="frtText">Итоговая аттестация в форме зачета</text:span></text:p>
          </table:table-cell>
          <table:table-cell office:value-type="string">
            <text:p text:style-name="Standard"/>
          </table:table-cell>
        </table:table-row>
      </table:table>
      <text:p text:style-name="Standard"/>
      <text:p text:style-name="Standard"/>
      <text:p text:style-name="P1"/>
      <text:p text:style-name="P5"><text:span text:style-name="bolded"><text:span text:style-name="T3">(Subheads)</text:span></text:span><text:span text:style-name="bolded"><text:span text:style-name="T9">2.2. Тематический план и содержание рабочей программы учебной дисциплины</text:span></text:span><text:span text:style-name="bolded"><text:span text:style-name="T3">(/Subheads)</text:span></text:span><text:span text:style-name="bolded"> «ЕН.01 Элементы высшей математики»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office:value-type="string">
            <text:p text:style-name="centered"><text:span text:style-name="bolded">Наименование разделов и тем</text:span></text:p>
          </table:table-cell>
          <table:table-cell office:value-type="string">
            <text:p text:style-name="centered"><text:span text:style-name="bolded">Содержание учебного материала, лабораторные работы и практические занятия, самостоятельная работа обучающихся, курсовая работа (проект)</text:span></text:p>
          </table:table-cell>
          <table:table-cell office:value-type="string">
            <text:p text:style-name="centered"><text:span text:style-name="bolded">Объем часов</text:span></text:p>
          </table:table-cell>
          <table:table-cell office:value-type="string">
            <text:p text:style-name="centered"><text:span text:style-name="bolded">Уровень освоения</text:span></text:p>
          </table:table-cell>
        </table:table-row>
        <table:table-row>
          <table:table-cell office:value-type="string">
            <text:p text:style-name="centered"><text:span text:style-name="bolded">1</text:span></text:p>
          </table:table-cell>
          <table:table-cell office:value-type="string">
            <text:p text:style-name="centered"><text:span text:style-name="bolded">2</text:span></text:p>
          </table:table-cell>
          <table:table-cell office:value-type="string">
            <text:p text:style-name="centered"><text:span text:style-name="bolded">3</text:span></text:p>
          </table:table-cell>
          <table:table-cell office:value-type="string">
            <text:p text:style-name="centered"><text:span text:style-name="bolded">4</text:span></text:p>
          </table:table-cell>
        </table:table-row>
        <table:table-row>
          <table:table-cell office:value-type="string">
            <text:p text:style-name="centered"><text:span text:style-name="bolded">Раздел 1.</text:span></text:p>
          </table:table-cell>
          <table:table-cell office:value-type="string">
            <text:p text:style-name="centered"><text:span text:style-name="bolded">12</text:span></text:p>
          </table:table-cell>
          <table:table-cell office:value-type="string">
            <text:p text:style-name="centered">12</text:p>
          </table:table-cell>
          <table:table-cell office:value-type="string">
            <text:p text:style-name="Standard"/>
          </table:table-cell>
        </table:table-row>
        <table:table-row>
          <table:table-cell table:number-rows-spanned="2" office:value-type="string">
            <text:p text:style-name="centered"><text:span text:style-name="bolded">Тема 1.1. 12</text:span></text:p>
          </table:table-cell>
          <table:table-cell office:value-type="string">
            <text:p text:style-name="Standard">Содержание учебного материала</text:p>
          </table:table-cell>
          <table:table-cell office:value-type="string">
            <text:p text:style-name="centered">12</text:p>
          </table:table-cell>
          <table:table-cell office:value-type="string">
            <text:p text:style-name="Standard"/>
          </table:table-cell>
        </table:table-row>
        <table:table-row>
          <table:covered-table-cell/>
          <table:table-cell office:value-type="string">
            <text:p text:style-name="left">1. 12</text:p>
          </table:table-cell>
          <table:table-cell office:value-type="string">
            <text:p text:style-name="centered">12</text:p>
          </table:table-cell>
          <table:table-cell office:value-type="string">
            <text:p text:style-name="centered">12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right">Всего часов: </text:p>
          </table:table-cell>
          <table:table-cell office:value-type="string">
            <text:p text:style-name="centerText">12</text:p>
          </table:table-cell>
          <table:table-cell office:value-type="string">
            <text:p text:style-name="Standard"/>
          </table:table-cell>
        </table:table-row>
      </table:table>
      <text:p text:style-name="P27"><text:span text:style-name="frtText"><text:span text:style-name="T4">(DocContent)</text:span></text:span><text:span text:style-name="T9">Для характеристики уровня освоения учебного материала используются следующие обозначения:</text:span></text:p>
      <text:p text:style-name="P32">1. - ознакомительный (узнавание ранее изученных объектов, свойств); </text:p>
      <text:p text:style-name="P32">2. - репродуктивный (выполнение деятельности по образцу, инструкции или под руководством);</text:p>
      <text:p text:style-name="P28"><text:span text:style-name="T9">3. - продуктивный (планирование и самостоятельное выполнение деятельности, решение проблемных задач)</text:span><text:span text:style-name="frtText"><text:span text:style-name="T4">(/DocContent)</text:span></text:span>;</text:p>
      <text:p text:style-name="Standard"/>
      <text:p text:style-name="Standard"/>
      <text:p text:style-name="P3"/>
      <text:p text:style-name="Standard"/>
      <text:p text:style-name="Standard"/>
      <text:p text:style-name="P4"><text:span text:style-name="bolded"><text:span text:style-name="T2">(Contents)</text:span></text:span><text:span text:style-name="bolded"><text:span text:style-name="T9">3. УСЛОВИЯ РЕАЛИЗАЦИИ ПРОГРАММЫ УЧЕБНОЙ ДИСЦИПЛИНЫ</text:span></text:span><text:span text:style-name="bolded"><text:span text:style-name="T2">(/Contents)</text:span></text:span></text:p>
      <text:p text:style-name="Standard"/>
      <text:p text:style-name="P5"><text:span text:style-name="bolded"><text:span text:style-name="T3">(Subheads)</text:span></text:span><text:span text:style-name="bolded"><text:span text:style-name="T9">3.1. Требования к минимальному материально-техническому обеспечению</text:span></text:span><text:span text:style-name="bolded"><text:span text:style-name="T3">(/Subheads)</text:span></text:span></text:p>
      <text:p text:style-name="Standard"/>
      <text:p text:style-name="Standard"/>
      <text:p text:style-name="P29"><text:span text:style-name="frtText"><text:span text:style-name="T4">(DocContent)</text:span></text:span><text:span text:style-name="frtText"><text:span text:style-name="T9">Реализация программы учебной дисциплины требует наличия</text:span></text:span><text:span text:style-name="frtText"><text:span text:style-name="T4">(DocContent)</text:span></text:span><text:span text:style-name="frtText"><text:span text:style-name="T5">(только фрагмент параграфа из бд)</text:span></text:span><text:span text:style-name="frtText">:</text:span></text:p>
      <text:p text:style-name="jstText"><text:span text:style-name="frtText">Лабораторий: инструментальных средств разработки; </text:span></text:p>
      <text:p text:style-name="Standard"/>
      <text:p text:style-name="Standard"/>
      <text:p text:style-name="jstText"><text:span text:style-name="frtText">Оборудование учебного кабинета:</text:span></text:p>
      <text:list xml:id="list125807891222872" text:style-name="L1">
        <text:list-item>
          <text:p text:style-name="P10"><text:span text:style-name="frtText">12;</text:span></text:p>
        </text:list-item>
      </text:list>
      <text:p text:style-name="Standard"/>
      <text:p text:style-name="jstText"><text:span text:style-name="frtText">Технические средства обучения:</text:span></text:p>
      <text:list xml:id="list125808580998140" text:style-name="L2">
        <text:list-item>
          <text:p text:style-name="P11"><text:span text:style-name="frtText">12;</text:span></text:p>
        </text:list-item>
      </text:list>
      <text:p text:style-name="Standard"/>
      <text:p text:style-name="jstText"><text:span text:style-name="frtText">Оборудование мастерской и рабочих мест мастерской:</text:span></text:p>
      <text:list xml:id="list125807866716728" text:style-name="L3">
        <text:list-item>
          <text:p text:style-name="P12"><text:span text:style-name="frtText">12;</text:span></text:p>
        </text:list-item>
      </text:list>
      <text:p text:style-name="Standard"/>
      <text:p text:style-name="jstText"><text:span text:style-name="frtText">Оборудование лаборатории и рабочих мест лаборатории:</text:span></text:p>
      <text:list xml:id="list125807465615998" text:style-name="L4">
        <text:list-item>
          <text:p text:style-name="P13"><text:span text:style-name="frtText">12;</text:span></text:p>
        </text:list-item>
      </text:list>
      <text:p text:style-name="Standard"/>
      <text:p text:style-name="P5"><text:span text:style-name="bolded"><text:span text:style-name="T3">(Subheads)</text:span></text:span><text:span text:style-name="bolded"><text:span text:style-name="T9">3.2. Информационное обеспечение обучения</text:span></text:span><text:span text:style-name="bolded"><text:span text:style-name="T3">(/Subheads)</text:span></text:span></text:p>
      <text:p text:style-name="Standard"/>
      <text:p text:style-name="P30"><text:span text:style-name="frtText"><text:span text:style-name="T4">(DocContent)</text:span></text:span><text:span text:style-name="frtText"><text:span text:style-name="T9">Перечень рекомендуемых учебных изданий, Интернет-ресурсов, дополнительной литературы</text:span></text:span></text:p>
      <text:p text:style-name="P30"><text:span text:style-name="frtText"><text:span text:style-name="T9">Основные источники:</text:span></text:span><text:span text:style-name="frtText"><text:span text:style-name="T4">(DocContent)</text:span></text:span></text:p>
      <text:list xml:id="list125809444897572" text:style-name="L5">
        <text:list-item>
          <text:p text:style-name="P14"><text:span text:style-name="frtText">12;</text:span></text:p>
        </text:list-item>
      </text:list>
      <text:p text:style-name="P30"><text:span text:style-name="frtText"><text:span text:style-name="T4">(DocContent)</text:span></text:span><text:span text:style-name="frtText"><text:span text:style-name="T9">Дополнительные источники:</text:span></text:span><text:span text:style-name="frtText"><text:span text:style-name="T4">(DocContent)</text:span></text:span></text:p>
      <text:list xml:id="list125808386986161" text:style-name="L6">
        <text:list-item>
          <text:p text:style-name="P15"><text:span text:style-name="frtText">12;</text:span></text:p>
        </text:list-item>
      </text:list>
      <text:p text:style-name="withBreak"/>
      <text:p text:style-name="Standard"/>
      <text:p text:style-name="Standard"/>
      <text:p text:style-name="P4"><text:span text:style-name="bolded"><text:span text:style-name="T2">(Contents)</text:span></text:span><text:span text:style-name="bolded"><text:span text:style-name="T9">4. КОНТРОЛЬ И ОЦЕНКА РЕЗУЛЬТАТОВ ОСВОЕНИЯ УЧЕБНОЙ ДИСЦИПЛИНЫ</text:span></text:span><text:span text:style-name="bolded"><text:span text:style-name="T2">(/Contents)</text:span></text:span></text:p>
      <text:p text:style-name="Standard"/>
      <text:p text:style-name="Standard"/>
      <text:p text:style-name="P31"><text:span text:style-name="frtText"><text:span text:style-name="T4">(DocContent)</text:span></text:span><text:span text:style-name="frtText"><text:span text:style-name="T9">Контроль и оценка результатов освоения учебной дисциплины осуществляется преподавателем в процессе проведения практических занятий и лабораторных работ, тестирования, а также выполнения обучающимися индивидуальных заданий, проектов, исследований.</text:span></text:span><text:span text:style-name="frtText"><text:span text:style-name="T4">(/DocContent)</text:span></text:span>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6"><text:span text:style-name="frtText"><text:span text:style-name="T4">(DocContent)</text:span></text:span><text:span text:style-name="bolded"><text:span text:style-name="T9">Результаты обучения (освоенные умения, усвоенные знания)</text:span></text:span><text:span text:style-name="frtText"><text:span text:style-name="T4">(/DocContent)</text:span></text:span></text:p>
          </table:table-cell>
          <table:table-cell office:value-type="string">
            <text:p text:style-name="P6"><text:span text:style-name="frtText"><text:span text:style-name="T4">(DocContent)</text:span></text:span><text:span text:style-name="bolded"><text:span text:style-name="T9">Формы и методы контроля и оценки результатов обучения</text:span></text:span><text:span text:style-name="frtText"><text:span text:style-name="T4">(/DocContent)</text:span></text:span></text:p>
          </table:table-cell>
        </table:table-row>
        <table:table-row>
          <table:table-cell office:value-type="string">
            <text:p text:style-name="P8"><text:span text:style-name="frtText"><text:span text:style-name="T4">(DocContent)</text:span></text:span><text:span text:style-name="frtText"><text:span text:style-name="T7">(</text:span></text:span><text:span text:style-name="frtText"><text:span text:style-name="T6">фрагмент</text:span></text:span><text:span text:style-name="frtText"><text:span text:style-name="T7">)</text:span></text:span><text:span text:style-name="bolded"><text:span text:style-name="T9">Умения</text:span></text:span><text:span text:style-name="frtText"><text:span text:style-name="T4">(/DocContent)</text:span></text:span></text:p>
          </table:table-cell>
          <table:table-cell office:value-type="string">
            <text:p text:style-name="left"><text:span text:style-name="bolded"/></text:p>
          </table:table-cell>
        </table:table-row>
        <table:table-row>
          <table:table-cell office:value-type="string">
            <text:p text:style-name="P8"><text:span text:style-name="frtText"><text:span text:style-name="T4">(DocContent)</text:span></text:span><text:span text:style-name="frtText"><text:span text:style-name="T7">(</text:span></text:span><text:span text:style-name="frtText"><text:span text:style-name="T6">фрагмент</text:span></text:span><text:span text:style-name="frtText"><text:span text:style-name="T7">)</text:span></text:span><text:span text:style-name="bolded"><text:span text:style-name="T9">Знания</text:span></text:span><text:span text:style-name="frtText"><text:span text:style-name="T4">(/DocContent)</text:span></text:span></text:p>
          </table:table-cell>
          <table:table-cell office:value-type="string">
            <text:p text:style-name="left"><text:span text:style-name="bolded"/></text:p>
          </table:table-cell>
        </table:table-row>
        <table:table-row>
          <table:table-cell office:value-type="string">
            <text:p text:style-name="P7"><text:span text:style-name="frtText"><text:span text:style-name="T4">(DocContent)</text:span></text:span><text:span text:style-name="bolded"><text:span text:style-name="T9">Результаты обучения (освоенные ПК, ОК)</text:span></text:span><text:span text:style-name="frtText"><text:span text:style-name="T4">(/DocContent)</text:span></text:span></text:p>
          </table:table-cell>
          <table:table-cell office:value-type="string">
            <text:p text:style-name="P7"><text:span text:style-name="frtText"><text:span text:style-name="T4">(DocContent)</text:span></text:span><text:span text:style-name="bolded"><text:span text:style-name="T9">Формы и методы контроля и оценки результатов обучения</text:span></text:span><text:span text:style-name="frtText"><text:span text:style-name="T4">(/DocContent)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Bats" svg:font-family="StarBats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1" style:family="paragraph" style:parent-style-name="Standard" style:master-page-name="master1">
      <style:paragraph-properties style:page-number="auto" fo:break-before="page"/>
    </style:style>
    <style:style style:name="P3" style:family="paragraph" style:master-page-name="Standard">
      <style:paragraph-properties style:page-number="auto" fo:break-before="page"/>
    </style:style>
    <style:style style:name="left" style:family="paragraph">
      <style:paragraph-properties fo:text-align="start" style:justify-single-word="false"/>
    </style:style>
    <style:style style:name="centerText" style:family="paragraph">
      <style:paragraph-properties fo:text-align="center" style:justify-single-word="false"/>
    </style:style>
    <style:style style:name="centered" style:family="paragraph">
      <style:paragraph-properties fo:text-align="center" style:justify-single-word="false"/>
    </style:style>
    <style:style style:name="right" style:family="paragraph">
      <style:paragraph-properties fo:text-align="end" style:justify-single-word="false"/>
    </style:style>
    <style:style style:name="jstText" style:family="paragraph">
      <style:paragraph-properties fo:margin-left="0cm" fo:margin-right="0cm" fo:text-align="justify" style:justify-single-word="false" fo:text-indent="1cm" style:auto-text-indent="false"/>
    </style:style>
    <style:style style:name="Standard1" style:family="paragraph">
      <style:paragraph-properties fo:margin-left="0cm" fo:margin-right="0cm" fo:text-align="justify" style:justify-single-word="false" fo:text-indent="1cm" style:auto-text-indent="false"/>
    </style:style>
    <style:style style:name="withBreak" style:family="paragraph">
      <style:paragraph-properties fo:text-align="center" style:justify-single-word="false" fo:break-after="pag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1" style:family="text"/>
    <style:style style:name="P3" style:family="text"/>
    <style:style style:name="boldedText" style:family="text">
      <style:text-properties fo:font-size="11pt" fo:font-weight="bold"/>
    </style:style>
    <style:style style:name="bolded" style:family="text">
      <style:text-properties fo:font-size="14pt" fo:font-weight="bold"/>
    </style:style>
    <style:style style:name="frtText" style:family="text">
      <style:text-properties fo:font-size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tableHeader1" style:family="table">
      <style:table-properties style:width="25.7cm" table:align="margins"/>
    </style:style>
    <style:style style:name="tableHeader1.A" style:family="table-column">
      <style:table-column-properties style:column-width="8.567cm" style:rel-column-width="21845*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 table:number-columns-repeated="2"/>
          <table:table-row>
            <table:table-cell office:value-type="string">
              <text:p text:style-name="centerText"><text:span text:style-name="boldedText">Государственное бюджетное профессиональное образовательное учреждение «Нижегородский радиотехнический колледж» (ГБПОУ «НРТК»)</text:span></text:p>
            </table:table-cell>
          </table:table-row>
          <table:table-row>
            <table:table-cell office:value-type="string">
              <text:p text:style-name="centerText">Рабочая программа учебной дисциплины</text:p>
            </table:table-cell>
            <table:table-cell office:value-type="string">
              <text:p text:style-name="centerText">Дата разработки 06.11.2016</text:p>
            </table:table-cell>
            <table:table-cell office:value-type="string">
              <text:p text:style-name="left">Лист <text:page-number text:select-page="current">6</text:page-number></text:p>
            </table:table-cell>
          </table:table-row>
          <table:table-row>
            <table:table-cell office:value-type="string">
              <text:p text:style-name="centerText">ЕН.01 Элементы высшей математики</text:p>
            </table:table-cell>
            <table:table-cell office:value-type="string">
              <text:p text:style-name="centerText">Изменение № 12</text:p>
            </table:table-cell>
            <table:table-cell office:value-type="string">
              <text:p text:style-name="left">Страниц из <text:page-count>9</text:page-count></text:p>
            </table:table-cell>
          </table:table-row>
        </table:table>
      </style:header>
    </style:master-page>
    <style:master-page style:name="master1" style:page-layout-name="Mpm2">
      <style:header>
        <table:table table:name="tableHeader1" table:style-name="tableHeader1">
          <table:table-column table:style-name="tableHeader1.A" table:number-columns-repeated="2"/>
          <table:table-row>
            <table:table-cell office:value-type="string">
              <text:p text:style-name="centerText"><text:span text:style-name="boldedText">Государственное бюджетное профессиональное образовательное учреждение «Нижегородский радиотехнический колледж» (ГБПОУ «НРТК»)</text:span></text:p>
            </table:table-cell>
          </table:table-row>
          <table:table-row>
            <table:table-cell office:value-type="string">
              <text:p text:style-name="centerText">Рабочая программа учебной дисциплины</text:p>
            </table:table-cell>
            <table:table-cell office:value-type="string">
              <text:p text:style-name="centerText">Дата разработки 06.11.2016</text:p>
            </table:table-cell>
            <table:table-cell office:value-type="string">
              <text:p text:style-name="left">Лист <text:page-number text:select-page="current">7</text:page-number></text:p>
            </table:table-cell>
          </table:table-row>
          <table:table-row>
            <table:table-cell office:value-type="string">
              <text:p text:style-name="centerText">ЕН.01 Элементы высшей математики</text:p>
            </table:table-cell>
            <table:table-cell office:value-type="string">
              <text:p text:style-name="centerText">Изменение № 12</text:p>
            </table:table-cell>
            <table:table-cell office:value-type="string">
              <text:p text:style-name="left">Страниц из <text:page-count>9</text:page-coun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11-06T12:56:53</meta:creation-date>
    <dc:date>2016-11-06T14:33:40.208000000</dc:date>
    <meta:editing-duration>PT1H35M34S</meta:editing-duration>
    <meta:editing-cycles>22</meta:editing-cycles>
    <meta:document-statistic meta:table-count="6" meta:image-count="0" meta:object-count="0" meta:page-count="9" meta:paragraph-count="114" meta:word-count="614" meta:character-count="6101" meta:non-whitespace-character-count="5600"/>
  </office:meta>
</office:document-meta>
</file>